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ext-properties fo:color="#313739" style:font-name="Liberation Sans" fo:font-size="10pt" fo:language="none" fo:country="none" style:font-name-asian="Arial" style:font-size-asian="10pt" style:language-asian="none" style:country-asian="none" style:font-name-complex="Arial" style:font-size-complex="10pt" style:language-complex="none" style:country-complex="none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6" table:default-cell-style-name="ce5"/>
        <table:table-row table:style-name="ro1">
          <table:table-cell office:value-type="string" calcext:value-type="string">
            <text:p>This spreadsheet is used to calc the adjusted flows from manual traffic survey for each of the scenario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Flow Direction</text:p>
          </table:table-cell>
          <table:table-cell table:style-name="ce1" office:value-type="string" calcext:value-type="string">
            <text:p>Increase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2WMV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LGV</text:p>
          </table:table-cell>
          <table:table-cell table:style-name="ce1" office:value-type="string" calcext:value-type="string">
            <text:p>HGV</text:p>
          </table:table-cell>
        </table:table-row>
        <table:table-row table:style-name="ro1">
          <table:table-cell table:style-name="ce2" office:value-type="string" calcext:value-type="string">
            <text:p>west to east 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enario 1</text:p>
          </table:table-cell>
          <table:table-cell office:value-type="percentage" office:value="0.228" calcext:value-type="percentage">
            <text:p>22.80%</text:p>
          </table:table-cell>
          <table:table-cell table:formula="of:=[.C$4]+([.C$4]*[.$B5])" office:value-type="float" office:value="2.456" calcext:value-type="float">
            <text:p>2</text:p>
          </table:table-cell>
          <table:table-cell table:formula="of:=[.D$4]+([.D$4]*[.$B5])" office:value-type="float" office:value="14.736" calcext:value-type="float">
            <text:p>15</text:p>
          </table:table-cell>
          <table:table-cell table:formula="of:=[.E$4]+([.E$4]*[.$B5])" office:value-type="float" office:value="578.388" calcext:value-type="float">
            <text:p>578</text:p>
          </table:table-cell>
          <table:table-cell table:formula="of:=[.F$4]+([.F$4]*[.$B5])" office:value-type="float" office:value="2.456" calcext:value-type="float">
            <text:p>2</text:p>
          </table:table-cell>
          <table:table-cell table:formula="of:=[.G$4]+([.G$4]*[.$B5])" office:value-type="float" office:value="60.172" calcext:value-type="float">
            <text:p>60</text:p>
          </table:table-cell>
          <table:table-cell table:formula="of:=[.H$4]+([.H$4]*[.$B5])" office:value-type="float" office:value="33.156" calcext:value-type="float">
            <text:p>33</text:p>
          </table:table-cell>
        </table:table-row>
        <table:table-row table:style-name="ro1">
          <table:table-cell office:value-type="string" calcext:value-type="string">
            <text:p>Scenario 2</text:p>
          </table:table-cell>
          <table:table-cell office:value-type="percentage" office:value="0.1838" calcext:value-type="percentage">
            <text:p>18.38%</text:p>
          </table:table-cell>
          <table:table-cell table:formula="of:=[.C$4]+([.C$4]*[.$B6])" office:value-type="float" office:value="2.3676" calcext:value-type="float">
            <text:p>2</text:p>
          </table:table-cell>
          <table:table-cell table:formula="of:=[.D$4]+([.D$4]*[.$B6])" office:value-type="float" office:value="14.2056" calcext:value-type="float">
            <text:p>14</text:p>
          </table:table-cell>
          <table:table-cell table:formula="of:=[.E$4]+([.E$4]*[.$B6])" office:value-type="float" office:value="557.5698" calcext:value-type="float">
            <text:p>558</text:p>
          </table:table-cell>
          <table:table-cell table:formula="of:=[.F$4]+([.F$4]*[.$B6])" office:value-type="float" office:value="2.3676" calcext:value-type="float">
            <text:p>2</text:p>
          </table:table-cell>
          <table:table-cell table:formula="of:=[.G$4]+([.G$4]*[.$B6])" office:value-type="float" office:value="58.0062" calcext:value-type="float">
            <text:p>58</text:p>
          </table:table-cell>
          <table:table-cell table:formula="of:=[.H$4]+([.H$4]*[.$B6])" office:value-type="float" office:value="31.9626" calcext:value-type="float">
            <text:p>32</text:p>
          </table:table-cell>
        </table:table-row>
        <table:table-row table:style-name="ro1">
          <table:table-cell office:value-type="string" calcext:value-type="string">
            <text:p>Scenario 3</text:p>
          </table:table-cell>
          <table:table-cell office:value-type="percentage" office:value="0.1201" calcext:value-type="percentage">
            <text:p>12.01%</text:p>
          </table:table-cell>
          <table:table-cell table:formula="of:=[.C$4]+([.C$4]*[.$B7])" office:value-type="float" office:value="2.2402" calcext:value-type="float">
            <text:p>2</text:p>
          </table:table-cell>
          <table:table-cell table:formula="of:=[.D$4]+([.D$4]*[.$B7])" office:value-type="float" office:value="13.4412" calcext:value-type="float">
            <text:p>13</text:p>
          </table:table-cell>
          <table:table-cell table:formula="of:=[.E$4]+([.E$4]*[.$B7])" office:value-type="float" office:value="527.5671" calcext:value-type="float">
            <text:p>528</text:p>
          </table:table-cell>
          <table:table-cell table:formula="of:=[.F$4]+([.F$4]*[.$B7])" office:value-type="float" office:value="2.2402" calcext:value-type="float">
            <text:p>2</text:p>
          </table:table-cell>
          <table:table-cell table:formula="of:=[.G$4]+([.G$4]*[.$B7])" office:value-type="float" office:value="54.8849" calcext:value-type="float">
            <text:p>55</text:p>
          </table:table-cell>
          <table:table-cell table:formula="of:=[.H$4]+([.H$4]*[.$B7])" office:value-type="float" office:value="30.2427" calcext:value-type="float">
            <text:p>30</text:p>
          </table:table-cell>
        </table:table-row>
        <table:table-row table:style-name="ro1">
          <table:table-cell office:value-type="string" calcext:value-type="string">
            <text:p>Scenario 4</text:p>
          </table:table-cell>
          <table:table-cell office:value-type="percentage" office:value="0.155" calcext:value-type="percentage">
            <text:p>15.50%</text:p>
          </table:table-cell>
          <table:table-cell table:formula="of:=[.C$4]+([.C$4]*[.$B8])" office:value-type="float" office:value="2.31" calcext:value-type="float">
            <text:p>2</text:p>
          </table:table-cell>
          <table:table-cell table:formula="of:=[.D$4]+([.D$4]*[.$B8])" office:value-type="float" office:value="13.86" calcext:value-type="float">
            <text:p>14</text:p>
          </table:table-cell>
          <table:table-cell table:formula="of:=[.E$4]+([.E$4]*[.$B8])" office:value-type="float" office:value="544.005" calcext:value-type="float">
            <text:p>544</text:p>
          </table:table-cell>
          <table:table-cell table:formula="of:=[.F$4]+([.F$4]*[.$B8])" office:value-type="float" office:value="2.31" calcext:value-type="float">
            <text:p>2</text:p>
          </table:table-cell>
          <table:table-cell table:formula="of:=[.G$4]+([.G$4]*[.$B8])" office:value-type="float" office:value="56.595" calcext:value-type="float">
            <text:p>57</text:p>
          </table:table-cell>
          <table:table-cell table:formula="of:=[.H$4]+([.H$4]*[.$B8])" office:value-type="float" office:value="31.185" calcext:value-type="float">
            <text:p>31</text:p>
          </table:table-cell>
        </table:table-row>
        <table:table-row table:style-name="ro1">
          <table:table-cell office:value-type="string" calcext:value-type="string">
            <text:p>Scenario 5</text:p>
          </table:table-cell>
          <table:table-cell office:value-type="percentage" office:value="0.2874" calcext:value-type="percentage">
            <text:p>28.74%</text:p>
          </table:table-cell>
          <table:table-cell table:formula="of:=[.C$4]+([.C$4]*[.$B9])" office:value-type="float" office:value="2.5748" calcext:value-type="float">
            <text:p>3</text:p>
          </table:table-cell>
          <table:table-cell table:formula="of:=[.D$4]+([.D$4]*[.$B9])" office:value-type="float" office:value="15.4488" calcext:value-type="float">
            <text:p>15</text:p>
          </table:table-cell>
          <table:table-cell table:formula="of:=[.E$4]+([.E$4]*[.$B9])" office:value-type="float" office:value="606.3654" calcext:value-type="float">
            <text:p>606</text:p>
          </table:table-cell>
          <table:table-cell table:formula="of:=[.F$4]+([.F$4]*[.$B9])" office:value-type="float" office:value="2.5748" calcext:value-type="float">
            <text:p>3</text:p>
          </table:table-cell>
          <table:table-cell table:formula="of:=[.G$4]+([.G$4]*[.$B9])" office:value-type="float" office:value="63.0826" calcext:value-type="float">
            <text:p>63</text:p>
          </table:table-cell>
          <table:table-cell table:formula="of:=[.H$4]+([.H$4]*[.$B9])" office:value-type="float" office:value="34.7598" calcext:value-type="float">
            <text:p>35</text:p>
          </table:table-cell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Increase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2WMV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LGV</text:p>
          </table:table-cell>
          <table:table-cell table:style-name="ce1" office:value-type="string" calcext:value-type="string">
            <text:p>HGV</text:p>
          </table:table-cell>
        </table:table-row>
        <table:table-row table:style-name="ro1">
          <table:table-cell table:style-name="ce1" office:value-type="string" calcext:value-type="string">
            <text:p>South to North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ario 1</text:p>
          </table:table-cell>
          <table:table-cell office:value-type="percentage" office:value="0.228" calcext:value-type="percentage">
            <text:p>22.80%</text:p>
          </table:table-cell>
          <table:table-cell table:formula="of:=[.C$14]+([.C$14]*[.$B15])" office:value-type="float" office:value="0" calcext:value-type="float">
            <text:p>0</text:p>
          </table:table-cell>
          <table:table-cell table:formula="of:=[.D$14]+([.D$14]*[.$B15])" office:value-type="float" office:value="1.228" calcext:value-type="float">
            <text:p>1</text:p>
          </table:table-cell>
          <table:table-cell table:formula="of:=[.E$14]+([.E$14]*[.$B15])" office:value-type="float" office:value="60.172" calcext:value-type="float">
            <text:p>60</text:p>
          </table:table-cell>
          <table:table-cell table:formula="of:=[.F$14]+([.F$14]*[.$B15])" office:value-type="float" office:value="2.456" calcext:value-type="float">
            <text:p>2</text:p>
          </table:table-cell>
          <table:table-cell table:formula="of:=[.G$14]+([.G$14]*[.$B15])" office:value-type="float" office:value="6.14" calcext:value-type="float">
            <text:p>6</text:p>
          </table:table-cell>
          <table:table-cell table:formula="of:=[.H$14]+([.H$14]*[.$B15])" office:value-type="float" office:value="1.228" calcext:value-type="float">
            <text:p>1</text:p>
          </table:table-cell>
        </table:table-row>
        <table:table-row table:style-name="ro1">
          <table:table-cell office:value-type="string" calcext:value-type="string">
            <text:p>Scenario 2</text:p>
          </table:table-cell>
          <table:table-cell office:value-type="percentage" office:value="0.1838" calcext:value-type="percentage">
            <text:p>18.38%</text:p>
          </table:table-cell>
          <table:table-cell table:formula="of:=[.C$14]+([.C$14]*[.$B16])" office:value-type="float" office:value="0" calcext:value-type="float">
            <text:p>0</text:p>
          </table:table-cell>
          <table:table-cell table:formula="of:=[.D$14]+([.D$14]*[.$B16])" office:value-type="float" office:value="1.1838" calcext:value-type="float">
            <text:p>1</text:p>
          </table:table-cell>
          <table:table-cell table:formula="of:=[.E$14]+([.E$14]*[.$B16])" office:value-type="float" office:value="58.0062" calcext:value-type="float">
            <text:p>58</text:p>
          </table:table-cell>
          <table:table-cell table:formula="of:=[.F$14]+([.F$14]*[.$B16])" office:value-type="float" office:value="2.3676" calcext:value-type="float">
            <text:p>2</text:p>
          </table:table-cell>
          <table:table-cell table:formula="of:=[.G$14]+([.G$14]*[.$B16])" office:value-type="float" office:value="5.919" calcext:value-type="float">
            <text:p>6</text:p>
          </table:table-cell>
          <table:table-cell table:formula="of:=[.H$14]+([.H$14]*[.$B16])" office:value-type="float" office:value="1.1838" calcext:value-type="float">
            <text:p>1</text:p>
          </table:table-cell>
        </table:table-row>
        <table:table-row table:style-name="ro1">
          <table:table-cell office:value-type="string" calcext:value-type="string">
            <text:p>Scenario 3</text:p>
          </table:table-cell>
          <table:table-cell office:value-type="percentage" office:value="0.1201" calcext:value-type="percentage">
            <text:p>12.01%</text:p>
          </table:table-cell>
          <table:table-cell table:formula="of:=[.C$14]+([.C$14]*[.$B17])" office:value-type="float" office:value="0" calcext:value-type="float">
            <text:p>0</text:p>
          </table:table-cell>
          <table:table-cell table:formula="of:=[.D$14]+([.D$14]*[.$B17])" office:value-type="float" office:value="1.1201" calcext:value-type="float">
            <text:p>1</text:p>
          </table:table-cell>
          <table:table-cell table:formula="of:=[.E$14]+([.E$14]*[.$B17])" office:value-type="float" office:value="54.8849" calcext:value-type="float">
            <text:p>55</text:p>
          </table:table-cell>
          <table:table-cell table:formula="of:=[.F$14]+([.F$14]*[.$B17])" office:value-type="float" office:value="2.2402" calcext:value-type="float">
            <text:p>2</text:p>
          </table:table-cell>
          <table:table-cell table:formula="of:=[.G$14]+([.G$14]*[.$B17])" office:value-type="float" office:value="5.6005" calcext:value-type="float">
            <text:p>6</text:p>
          </table:table-cell>
          <table:table-cell table:formula="of:=[.H$14]+([.H$14]*[.$B17])" office:value-type="float" office:value="1.1201" calcext:value-type="float">
            <text:p>1</text:p>
          </table:table-cell>
        </table:table-row>
        <table:table-row table:style-name="ro1">
          <table:table-cell office:value-type="string" calcext:value-type="string">
            <text:p>Scenario 4</text:p>
          </table:table-cell>
          <table:table-cell office:value-type="percentage" office:value="0.155" calcext:value-type="percentage">
            <text:p>15.50%</text:p>
          </table:table-cell>
          <table:table-cell table:formula="of:=[.C$14]+([.C$14]*[.$B18])" office:value-type="float" office:value="0" calcext:value-type="float">
            <text:p>0</text:p>
          </table:table-cell>
          <table:table-cell table:formula="of:=[.D$14]+([.D$14]*[.$B18])" office:value-type="float" office:value="1.155" calcext:value-type="float">
            <text:p>1</text:p>
          </table:table-cell>
          <table:table-cell table:formula="of:=[.E$14]+([.E$14]*[.$B18])" office:value-type="float" office:value="56.595" calcext:value-type="float">
            <text:p>57</text:p>
          </table:table-cell>
          <table:table-cell table:formula="of:=[.F$14]+([.F$14]*[.$B18])" office:value-type="float" office:value="2.31" calcext:value-type="float">
            <text:p>2</text:p>
          </table:table-cell>
          <table:table-cell table:formula="of:=[.G$14]+([.G$14]*[.$B18])" office:value-type="float" office:value="5.775" calcext:value-type="float">
            <text:p>6</text:p>
          </table:table-cell>
          <table:table-cell table:formula="of:=[.H$14]+([.H$14]*[.$B18])" office:value-type="float" office:value="1.155" calcext:value-type="float">
            <text:p>1</text:p>
          </table:table-cell>
        </table:table-row>
        <table:table-row table:style-name="ro1">
          <table:table-cell office:value-type="string" calcext:value-type="string">
            <text:p>Scenario 5</text:p>
          </table:table-cell>
          <table:table-cell office:value-type="percentage" office:value="0.2874" calcext:value-type="percentage">
            <text:p>28.74%</text:p>
          </table:table-cell>
          <table:table-cell table:formula="of:=[.C$14]+([.C$14]*[.$B19])" office:value-type="float" office:value="0" calcext:value-type="float">
            <text:p>0</text:p>
          </table:table-cell>
          <table:table-cell table:formula="of:=[.D$14]+([.D$14]*[.$B19])" office:value-type="float" office:value="1.2874" calcext:value-type="float">
            <text:p>1</text:p>
          </table:table-cell>
          <table:table-cell table:formula="of:=[.E$14]+([.E$14]*[.$B19])" office:value-type="float" office:value="63.0826" calcext:value-type="float">
            <text:p>63</text:p>
          </table:table-cell>
          <table:table-cell table:formula="of:=[.F$14]+([.F$14]*[.$B19])" office:value-type="float" office:value="2.5748" calcext:value-type="float">
            <text:p>3</text:p>
          </table:table-cell>
          <table:table-cell table:formula="of:=[.G$14]+([.G$14]*[.$B19])" office:value-type="float" office:value="6.437" calcext:value-type="float">
            <text:p>6</text:p>
          </table:table-cell>
          <table:table-cell table:formula="of:=[.H$14]+([.H$14]*[.$B19])" office:value-type="float" office:value="1.2874" calcext:value-type="float">
            <text:p>1</text:p>
          </table:table-cell>
        </table:table-row>
        <table:table-row table:style-name="ro1" table:number-rows-repeated="4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Increase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2WMV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LGV</text:p>
          </table:table-cell>
          <table:table-cell table:style-name="ce1" office:value-type="string" calcext:value-type="string">
            <text:p>HGV</text:p>
          </table:table-cell>
        </table:table-row>
        <table:table-row table:style-name="ro1">
          <table:table-cell table:style-name="ce1" office:value-type="string" calcext:value-type="string">
            <text:p>East to West</text:p>
          </table:table-cell>
          <table:table-cell table:style-name="ce1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enario 1</text:p>
          </table:table-cell>
          <table:table-cell office:value-type="percentage" office:value="0.228" calcext:value-type="percentage">
            <text:p>22.80%</text:p>
          </table:table-cell>
          <table:table-cell table:formula="of:=[.C$25]+([.C$25]*[.$B26])" office:value-type="float" office:value="0" calcext:value-type="float">
            <text:p>0</text:p>
          </table:table-cell>
          <table:table-cell table:formula="of:=[.D$25]+([.D$25]*[.$B26])" office:value-type="float" office:value="7.368" calcext:value-type="float">
            <text:p>7</text:p>
          </table:table-cell>
          <table:table-cell table:formula="of:=[.E$25]+([.E$25]*[.$B26])" office:value-type="float" office:value="363.488" calcext:value-type="float">
            <text:p>363</text:p>
          </table:table-cell>
          <table:table-cell table:formula="of:=[.F$25]+([.F$25]*[.$B26])" office:value-type="float" office:value="6.14" calcext:value-type="float">
            <text:p>6</text:p>
          </table:table-cell>
          <table:table-cell table:formula="of:=[.G$25]+([.G$25]*[.$B26])" office:value-type="float" office:value="60.172" calcext:value-type="float">
            <text:p>60</text:p>
          </table:table-cell>
          <table:table-cell table:formula="of:=[.H$25]+([.H$25]*[.$B26])" office:value-type="float" office:value="18.42" calcext:value-type="float">
            <text:p>18</text:p>
          </table:table-cell>
        </table:table-row>
        <table:table-row table:style-name="ro1">
          <table:table-cell office:value-type="string" calcext:value-type="string">
            <text:p>Scenario 2</text:p>
          </table:table-cell>
          <table:table-cell office:value-type="percentage" office:value="0.1838" calcext:value-type="percentage">
            <text:p>18.38%</text:p>
          </table:table-cell>
          <table:table-cell table:formula="of:=[.C$25]+([.C$25]*[.$B27])" office:value-type="float" office:value="0" calcext:value-type="float">
            <text:p>0</text:p>
          </table:table-cell>
          <table:table-cell table:formula="of:=[.D$25]+([.D$25]*[.$B27])" office:value-type="float" office:value="7.1028" calcext:value-type="float">
            <text:p>7</text:p>
          </table:table-cell>
          <table:table-cell table:formula="of:=[.E$25]+([.E$25]*[.$B27])" office:value-type="float" office:value="350.4048" calcext:value-type="float">
            <text:p>350</text:p>
          </table:table-cell>
          <table:table-cell table:formula="of:=[.F$25]+([.F$25]*[.$B27])" office:value-type="float" office:value="5.919" calcext:value-type="float">
            <text:p>6</text:p>
          </table:table-cell>
          <table:table-cell table:formula="of:=[.G$25]+([.G$25]*[.$B27])" office:value-type="float" office:value="58.0062" calcext:value-type="float">
            <text:p>58</text:p>
          </table:table-cell>
          <table:table-cell table:formula="of:=[.H$25]+([.H$25]*[.$B27])" office:value-type="float" office:value="17.757" calcext:value-type="float">
            <text:p>18</text:p>
          </table:table-cell>
        </table:table-row>
        <table:table-row table:style-name="ro1">
          <table:table-cell office:value-type="string" calcext:value-type="string">
            <text:p>Scenario 3</text:p>
          </table:table-cell>
          <table:table-cell office:value-type="percentage" office:value="0.1201" calcext:value-type="percentage">
            <text:p>12.01%</text:p>
          </table:table-cell>
          <table:table-cell table:formula="of:=[.C$25]+([.C$25]*[.$B28])" office:value-type="float" office:value="0" calcext:value-type="float">
            <text:p>0</text:p>
          </table:table-cell>
          <table:table-cell table:formula="of:=[.D$25]+([.D$25]*[.$B28])" office:value-type="float" office:value="6.7206" calcext:value-type="float">
            <text:p>7</text:p>
          </table:table-cell>
          <table:table-cell table:formula="of:=[.E$25]+([.E$25]*[.$B28])" office:value-type="float" office:value="331.5496" calcext:value-type="float">
            <text:p>332</text:p>
          </table:table-cell>
          <table:table-cell table:formula="of:=[.F$25]+([.F$25]*[.$B28])" office:value-type="float" office:value="5.6005" calcext:value-type="float">
            <text:p>6</text:p>
          </table:table-cell>
          <table:table-cell table:formula="of:=[.G$25]+([.G$25]*[.$B28])" office:value-type="float" office:value="54.8849" calcext:value-type="float">
            <text:p>55</text:p>
          </table:table-cell>
          <table:table-cell table:formula="of:=[.H$25]+([.H$25]*[.$B28])" office:value-type="float" office:value="16.8015" calcext:value-type="float">
            <text:p>17</text:p>
          </table:table-cell>
        </table:table-row>
        <table:table-row table:style-name="ro1">
          <table:table-cell office:value-type="string" calcext:value-type="string">
            <text:p>Scenario 4</text:p>
          </table:table-cell>
          <table:table-cell office:value-type="percentage" office:value="0.155" calcext:value-type="percentage">
            <text:p>15.50%</text:p>
          </table:table-cell>
          <table:table-cell table:formula="of:=[.C$25]+([.C$25]*[.$B29])" office:value-type="float" office:value="0" calcext:value-type="float">
            <text:p>0</text:p>
          </table:table-cell>
          <table:table-cell table:formula="of:=[.D$25]+([.D$25]*[.$B29])" office:value-type="float" office:value="6.93" calcext:value-type="float">
            <text:p>7</text:p>
          </table:table-cell>
          <table:table-cell table:formula="of:=[.E$25]+([.E$25]*[.$B29])" office:value-type="float" office:value="341.88" calcext:value-type="float">
            <text:p>342</text:p>
          </table:table-cell>
          <table:table-cell table:formula="of:=[.F$25]+([.F$25]*[.$B29])" office:value-type="float" office:value="5.775" calcext:value-type="float">
            <text:p>6</text:p>
          </table:table-cell>
          <table:table-cell table:formula="of:=[.G$25]+([.G$25]*[.$B29])" office:value-type="float" office:value="56.595" calcext:value-type="float">
            <text:p>57</text:p>
          </table:table-cell>
          <table:table-cell table:formula="of:=[.H$25]+([.H$25]*[.$B29])" office:value-type="float" office:value="17.325" calcext:value-type="float">
            <text:p>17</text:p>
          </table:table-cell>
        </table:table-row>
        <table:table-row table:style-name="ro1">
          <table:table-cell office:value-type="string" calcext:value-type="string">
            <text:p>Scenario 5</text:p>
          </table:table-cell>
          <table:table-cell office:value-type="percentage" office:value="0.2874" calcext:value-type="percentage">
            <text:p>28.74%</text:p>
          </table:table-cell>
          <table:table-cell table:formula="of:=[.C$25]+([.C$25]*[.$B30])" office:value-type="float" office:value="0" calcext:value-type="float">
            <text:p>0</text:p>
          </table:table-cell>
          <table:table-cell table:formula="of:=[.D$25]+([.D$25]*[.$B30])" office:value-type="float" office:value="7.7244" calcext:value-type="float">
            <text:p>8</text:p>
          </table:table-cell>
          <table:table-cell table:formula="of:=[.E$25]+([.E$25]*[.$B30])" office:value-type="float" office:value="381.0704" calcext:value-type="float">
            <text:p>381</text:p>
          </table:table-cell>
          <table:table-cell table:formula="of:=[.F$25]+([.F$25]*[.$B30])" office:value-type="float" office:value="6.437" calcext:value-type="float">
            <text:p>6</text:p>
          </table:table-cell>
          <table:table-cell table:formula="of:=[.G$25]+([.G$25]*[.$B30])" office:value-type="float" office:value="63.0826" calcext:value-type="float">
            <text:p>63</text:p>
          </table:table-cell>
          <table:table-cell table:formula="of:=[.H$25]+([.H$25]*[.$B30])" office:value-type="float" office:value="19.311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Retallack</meta:initial-creator>
    <meta:creation-date>2016-07-15T09:39:43.026240216</meta:creation-date>
    <dc:date>2016-07-15T09:50:26.572318997</dc:date>
    <dc:creator>Mark Retallack</dc:creator>
    <meta:editing-duration>PT10M41S</meta:editing-duration>
    <meta:editing-cycles>7</meta:editing-cycles>
    <meta:generator>LibreOffice/5.0.4.2$Linux_X86_64 LibreOffice_project/00m0$Build-2</meta:generator>
    <meta:document-statistic meta:table-count="1" meta:cell-count="164" meta:object-count="0"/>
  </office:meta>
</office:document-meta>
</file>